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genstandslis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2">
          <table:table-cell office:value-type="string">
            <text:p>it2</text:p>
          </table:table-cell>
          <table:table-cell office:value-type="string">
            <text:p>Fire extinguisher</text:p>
          </table:table-cell>
          <table:table-cell office:value-type="string">
            <text:p>Stolen from a Space Patrol Cruiser, this gadget is a real eye candy.</text:p>
          </table:table-cell>
          <table:table-cell table:number-columns-repeated="1016"/>
        </table:table-row>
        <table:table-row table:style-name="ro1">
          <table:table-cell office:value-type="string">
            <text:p>it3</text:p>
          </table:table-cell>
          <table:table-cell office:value-type="string">
            <text:p>Pocket lint</text:p>
          </table:table-cell>
          <table:table-cell office:value-type="string">
            <text:p>Hal‘s trusty, reliable pocket lint.</text:p>
          </table:table-cell>
          <table:table-cell table:number-columns-repeated="1016"/>
        </table:table-row>
        <table:table-row table:style-name="ro1">
          <table:table-cell office:value-type="string">
            <text:p>it1</text:p>
          </table:table-cell>
          <table:table-cell office:value-type="string">
            <text:p>Chessboard</text:p>
          </table:table-cell>
          <table:table-cell office:value-type="string">
            <text:p>Hal's chessboard, source of infinite joy.</text:p>
          </table:table-cell>
          <table:table-cell office:value-type="string">
            <text:p>My game</text:p>
          </table:table-cell>
          <table:table-cell office:value-type="string">
            <text:p>Game, Challenge</text:p>
          </table:table-cell>
          <table:table-cell table:number-columns-repeated="1014"/>
        </table:table-row>
        <table:table-row table:style-name="ro3" table:number-rows-repeated="1048571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9">09.12.2023</text:date>, <text:time>12:29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3T20:26:27Z</meta:creation-date>
    <dc:date>2023-12-09T12:29:17.91</dc:date>
    <meta:editing-duration>PT1M14S</meta:editing-duration>
    <meta:editing-cycles>2</meta:editing-cycles>
    <meta:document-statistic meta:table-count="1" meta:cell-count="16" meta:object-count="0"/>
  </office:meta>
</office:document-meta>
</file>